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f5ce" draw:textarea-horizontal-align="justify" draw:textarea-vertical-align="middle" draw:auto-grow-height="false" fo:min-height="4.242cm" fo:min-width="3.992cm"/>
      <style:paragraph-properties style:writing-mode="lr-tb"/>
    </style:style>
    <style:style style:name="gr2" style:family="graphic" style:parent-style-name="standard">
      <style:graphic-properties draw:fill="gradient" draw:fill-gradient-name="Gradient_20_24" draw:textarea-horizontal-align="justify" draw:textarea-vertical-align="middle" draw:auto-grow-height="false" fo:min-height="1.471cm" fo:min-width="2.324cm" draw:shadow="hidden"/>
      <style:paragraph-properties style:writing-mode="lr-tb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471cm" fo:min-width="2.324cm" draw:shadow="hidden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3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71cm" fo:min-width="0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draw:fill-color="#ffdbb6" draw:textarea-horizontal-align="justify" draw:textarea-vertical-align="middle" draw:auto-grow-height="false" fo:min-height="4.242cm" fo:min-width="3.992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1" style:family="graphic" style:parent-style-name="standard">
      <style:graphic-properties draw:fill="gradient" draw:fill-gradient-name="Gradient_20_32" draw:textarea-horizontal-align="justify" draw:textarea-vertical-align="middle" draw:auto-grow-height="false" fo:min-height="1.471cm" fo:min-width="2.324cm"/>
    </style:style>
    <style:style style:name="gr12" style:family="graphic" style:parent-style-name="standard">
      <style:graphic-properties draw:fill="gradient" draw:fill-gradient-name="Gradient_20_34" draw:textarea-horizontal-align="justify" draw:textarea-vertical-align="middle" draw:auto-grow-height="false" fo:min-height="1.471cm" fo:min-width="2.324cm"/>
    </style:style>
    <style:style style:name="gr13" style:family="graphic" style:parent-style-name="standard">
      <style:graphic-properties draw:fill="gradient" draw:fill-gradient-name="Gradient_20_33" draw:textarea-horizontal-align="justify" draw:textarea-vertical-align="middle" draw:auto-grow-height="false" fo:min-height="1.471cm" fo:min-width="2.324cm"/>
    </style:style>
    <style:style style:name="gr14" style:family="graphic" style:parent-style-name="standard">
      <style:graphic-properties draw:fill="gradient" draw:fill-gradient-name="Gradient_20_35" draw:textarea-horizontal-align="justify" draw:textarea-vertical-align="middle" draw:auto-grow-height="false" fo:min-height="1.471cm" fo:min-width="2.324cm"/>
    </style:style>
    <style:style style:name="gr15" style:family="graphic" style:parent-style-name="standard">
      <style:graphic-properties draw:fill="gradient" draw:fill-gradient-name="Gradient_20_31" draw:textarea-horizontal-align="justify" draw:textarea-vertical-align="middle" draw:auto-grow-height="false" fo:min-height="1.471cm" fo:min-width="2.324cm"/>
    </style:style>
    <style:style style:name="gr16" style:family="graphic" style:parent-style-name="standard">
      <style:graphic-properties draw:fill="gradient" draw:fill-gradient-name="Gradient_20_36" draw:textarea-horizontal-align="justify" draw:textarea-vertical-align="middle" draw:auto-grow-height="false" fo:min-height="1.471cm" fo:min-width="2.32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f5ce"/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24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gradient" draw:fill-gradient-name="Gradient_20_32"/>
      <style:paragraph-properties fo:text-align="center"/>
    </style:style>
    <style:style style:name="P10" style:family="paragraph">
      <loext:graphic-properties draw:fill="gradient" draw:fill-gradient-name="Gradient_20_34"/>
      <style:paragraph-properties fo:text-align="center"/>
    </style:style>
    <style:style style:name="P11" style:family="paragraph">
      <loext:graphic-properties draw:fill="gradient" draw:fill-gradient-name="Gradient_20_33"/>
      <style:paragraph-properties fo:text-align="center"/>
    </style:style>
    <style:style style:name="P12" style:family="paragraph">
      <loext:graphic-properties draw:fill="gradient" draw:fill-gradient-name="Gradient_20_35"/>
      <style:paragraph-properties fo:text-align="center"/>
    </style:style>
    <style:style style:name="P13" style:family="paragraph">
      <loext:graphic-properties draw:fill="gradient" draw:fill-gradient-name="Gradient_20_31"/>
      <style:paragraph-properties fo:text-align="center"/>
    </style:style>
    <style:style style:name="P14" style:family="paragraph">
      <loext:graphic-properties draw:fill="gradient" draw:fill-gradient-name="Gradient_20_3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92cm" svg:height="4.492cm" svg:x="4.711cm" svg:y="13.011cm">
          <text:p text:style-name="P1"/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9.428cm" svg:height="4.488cm" svg:x="2.103cm" svg:y="3.674cm" svg:viewBox="0 0 9429 4489" svg:d="M1348 1217c0-214 92-423 267-608 176-186 428-339 731-446 304-107 648-163 998-163 351 0 695 56 999 163 182 64 345 145 485 239 101-55 211-103 329-145 304-107 648-163 998-163 351 0 695 56 999 163 303 107 555 260 731 446 175 185 267 394 267 608 0 122-30 242-88 357 127 26 250 60 367 101 303 107 555 260 731 446 175 185 267 394 267 608s-92 423-267 609c-176 185-428 338-731 445-304 107-648 163-998 163-351 0-695-56-999-163-70-25-137-52-201-81-22 29-46 57-72 85-176 185-428 338-731 445-304 107-648 163-998 163-351 0-695-56-999-163-303-107-555-260-731-445-23-26-46-51-66-77-205 42-421 64-639 64-351 0-695-56-999-163-303-107-555-260-731-445-175-186-267-395-267-609s92-423 267-608c176-186 428-339 731-446 127-45 262-81 401-107-34-89-51-181-51-273z">
          <text:p text:style-name="P3">Concept</text:p>
        </draw:path>
        <draw:path draw:style-name="gr3" draw:text-style-name="P5" draw:layer="layout" svg:width="5.123cm" svg:height="2.438cm" svg:x="0.946cm" svg:y="9.992cm" svg:viewBox="0 0 5124 2439" svg:d="M733 661c0-116 50-230 145-330 95-101 232-184 397-242s352-89 543-89c190 0 377 31 542 89 99 34 188 78 263 130 55-30 115-57 180-79 165-58 352-89 542-89 191 0 378 31 543 89 164 58 301 141 397 242 95 100 145 214 145 330 0 67-16 132-48 195 69 14 136 32 200 54 164 58 301 142 397 242 95 101 145 215 145 331s-50 230-145 331c-96 100-233 184-397 242-165 58-353 88-543 88s-378-30-542-88c-38-13-75-28-110-44-12 15-25 31-39 46-95 100-232 184-397 242s-352 88-543 88c-190 0-377-30-542-88s-302-142-397-242c-13-14-25-28-37-42-111 23-228 35-347 35-190 0-378-31-543-89-164-58-301-141-397-242-95-100-145-214-145-330s50-231 145-331c96-101 233-184 397-242 70-24 143-44 218-58-18-49-27-99-27-149z">
          <text:p text:style-name="P3">Natural </text:p>
          <text:p text:style-name="P3">Language</text:p>
        </draw:path>
        <draw:custom-shape draw:style-name="gr4" draw:text-style-name="P3" draw:layer="layout" svg:width="0.685cm" svg:height="0.685cm" svg:x="2.037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3cm" svg:height="0.453cm" svg:x="1.669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257cm" svg:y1="13.139cm" svg:x2="5.257cm" svg:y2="17.439cm">
          <text:p/>
        </draw:line>
        <draw:line draw:style-name="gr6" draw:text-style-name="P6" draw:layer="layout" svg:x1="9.127cm" svg:y1="17.162cm" svg:x2="4.757cm" svg:y2="17.139cm">
          <text:p/>
        </draw:line>
        <draw:line draw:style-name="gr7" draw:text-style-name="P6" draw:layer="layout" svg:x1="5.669cm" svg:y1="16.777cm" svg:x2="6.567cm" svg:y2="15.738cm">
          <text:p/>
        </draw:line>
        <draw:line draw:style-name="gr7" draw:text-style-name="P6" draw:layer="layout" svg:x1="6.921cm" svg:y1="16.257cm" svg:x2="8.717cm" svg:y2="14.202cm">
          <text:p/>
        </draw:line>
        <draw:line draw:style-name="gr7" draw:text-style-name="P6" draw:layer="layout" svg:x1="6.52cm" svg:y1="15.714cm" svg:x2="6.992cm" svg:y2="16.281cm">
          <text:p/>
        </draw:line>
        <draw:custom-shape draw:style-name="gr8" draw:text-style-name="P7" draw:layer="layout" svg:width="4.492cm" svg:height="4.492cm" svg:x="9.837cm" svg:y="10.105cm">
          <text:p text:style-name="P1">E = mc^2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5.291cm" svg:y1="7.989cm" svg:x2="4.086cm" svg:y2="9.926cm">
          <text:p/>
        </draw:line>
        <draw:line draw:style-name="gr9" draw:text-style-name="P6" draw:layer="layout" svg:x1="6.706cm" svg:y1="8.299cm" svg:x2="7.016cm" svg:y2="12.478cm">
          <text:p/>
        </draw:line>
        <draw:line draw:style-name="gr9" draw:text-style-name="P6" draw:layer="layout" svg:x1="7.864cm" svg:y1="7.877cm" svg:x2="10.134cm" svg:y2="10.021cm">
          <text:p/>
        </draw:line>
        <draw:frame draw:style-name="gr10" draw:text-style-name="P8" draw:layer="layout" svg:width="4.606cm" svg:height="1.275cm" svg:x="4.63cm" svg:y="12.974cm">
          <draw:text-box>
            <text:p text:style-name="P3">Graphical</text:p>
          </draw:text-box>
        </draw:frame>
        <draw:frame draw:style-name="gr10" draw:text-style-name="P8" draw:layer="layout" svg:width="4.606cm" svg:height="5.228cm" svg:x="15.594cm" svg:y="4.86cm">
          <draw:text-box>
            <text:p text:style-name="P3">Terms</text:p>
            <text:p text:style-name="P3">Tools</text:p>
            <text:p text:style-name="P3">Strategies</text:p>
            <text:p text:style-name="P3">Example</text:p>
            <text:p text:style-name="P3"/>
            <text:p text:style-name="P3">Practice</text:p>
            <text:p text:style-name="P3">Play</text:p>
          </draw:text-box>
        </draw:frame>
        <draw:frame draw:style-name="gr10" draw:text-style-name="P8" draw:layer="layout" svg:width="4.606cm" svg:height="8.072cm" svg:x="21.894cm" svg:y="4.86cm">
          <draw:text-box>
            <text:p text:style-name="P3">Can you reproduce a proof you have been shown to argue your case on why the problem should be solved this way?</text:p>
          </draw:text-box>
        </draw:frame>
      </draw:page>
      <draw:page draw:name="page2" draw:style-name="dp1" draw:master-page-name="Default">
        <draw:custom-shape draw:style-name="gr11" draw:text-style-name="P9" draw:layer="layout" svg:width="3.992cm" svg:height="2.433cm" svg:x="4.751cm" svg:y="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3.992cm" svg:height="2.433cm" svg:x="7.562cm" svg:y="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992cm" svg:height="2.433cm" svg:x="5.504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992cm" svg:height="2.433cm" svg:x="8.839cm" svg:y="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992cm" svg:height="2.433cm" svg:x="3.403cm" svg:y="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3.992cm" svg:height="2.433cm" svg:x="5.838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4" draw:display-name="Gradient 24" draw:style="linear" draw:start-color="#3465a4" draw:end-color="#ffffff" draw:start-intensity="100%" draw:end-intensity="100%" draw:angle="30deg" draw:border="0%"/>
    <draw:gradient draw:name="Gradient_20_31" draw:display-name="Gradient 31" draw:style="linear" draw:start-color="#3465a4" draw:end-color="#ffffff" draw:start-intensity="100%" draw:end-intensity="100%" draw:angle="30deg" draw:border="0%"/>
    <draw:gradient draw:name="Gradient_20_32" draw:display-name="Gradient 32" draw:style="linear" draw:start-color="#3465a4" draw:end-color="#ffffff" draw:start-intensity="100%" draw:end-intensity="100%" draw:angle="30deg" draw:border="0%"/>
    <draw:gradient draw:name="Gradient_20_33" draw:display-name="Gradient 33" draw:style="linear" draw:start-color="#3465a4" draw:end-color="#ffffff" draw:start-intensity="100%" draw:end-intensity="100%" draw:angle="30deg" draw:border="0%"/>
    <draw:gradient draw:name="Gradient_20_34" draw:display-name="Gradient 34" draw:style="linear" draw:start-color="#3465a4" draw:end-color="#ffffff" draw:start-intensity="100%" draw:end-intensity="100%" draw:angle="30deg" draw:border="0%"/>
    <draw:gradient draw:name="Gradient_20_35" draw:display-name="Gradient 35" draw:style="linear" draw:start-color="#3465a4" draw:end-color="#ffffff" draw:start-intensity="100%" draw:end-intensity="100%" draw:angle="30deg" draw:border="0%"/>
    <draw:gradient draw:name="Gradient_20_36" draw:display-name="Gradient 36" draw:style="linear" draw:start-color="#3465a4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1:25:00.235331640</meta:creation-date>
    <dc:date>2024-11-01T11:41:38.479636952</dc:date>
    <meta:editing-duration>PT16M39S</meta:editing-duration>
    <meta:editing-cycles>2</meta:editing-cycles>
    <meta:generator>LibreOffice/7.5.9.2$Linux_X86_64 LibreOffice_project/50$Build-2</meta:generator>
    <meta:document-statistic meta:object-count="23"/>
  </office:meta>
</office:document-meta>
</file>